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ffff00"/>
    </style:style>
    <style:style style:name="P2" style:family="paragraph" style:parent-style-name="Preformatted_20_Text">
      <style:text-properties fo:background-color="#ffbf00"/>
    </style:style>
    <style:style style:name="T1" style:family="text">
      <style:text-properties fo:background-color="#ffbf00" loext:char-shading-value="0"/>
    </style:style>
    <style:style style:name="T2" style:family="text">
      <style:text-properties fo:background-color="#ffbf00" loext:char-shading-value="0"/>
    </style:style>
    <style:style style:name="T3" style:family="text">
      <style:text-properties officeooo:rsid="00130b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autifulsoup4==4.9.3</text:p>
      <text:p text:style-name="P1">certifi==2021.5.30</text:p>
      <text:p text:style-name="P1">charset-normalizer==2.0.3</text:p>
      <text:p text:style-name="P2">Cython==0.29.24</text:p>
      <text:p text:style-name="P1">docopt==0.6.2</text:p>
      <text:p text:style-name="P1">docutils==0.17.1</text:p>
      <text:p text:style-name="P1">idna==3.2</text:p>
      <text:p text:style-name="P1">Js2Py==0.71</text:p>
      <text:p text:style-name="P2">Kivy==2.0.0</text:p>
      <text:p text:style-name="P2">kivy-deps.angle==0.3.0</text:p>
      <text:p text:style-name="P2">kivy-deps.glew==0.3.0</text:p>
      <text:p text:style-name="P2">kivy-deps.sdl2==0.3.1</text:p>
      <text:p text:style-name="P2">Kivy-Garden==0.1.4</text:p>
      <text:p text:style-name="P1">packaging==21.0</text:p>
      <text:p text:style-name="Preformatted_20_Text">pipwin==0.5.1</text:p>
      <text:p text:style-name="P2">pygame==2.0.1</text:p>
      <text:p text:style-name="Preformatted_20_Text">Pygments==2.9.0</text:p>
      <text:p text:style-name="Preformatted_20_Text"><text:span text:style-name="T2">pyjnius</text:span> @ file:///C:/Users/uwe/pipwin/pyjnius-1.3.0-cp38-cp38-win32.whl</text:p>
      <text:p text:style-name="P1">pyjsparser==2.7.1</text:p>
      <text:p text:style-name="P1">pyparsing==2.4.7</text:p>
      <text:p text:style-name="Preformatted_20_Text">pypiwin32==223</text:p>
      <text:p text:style-name="P1">PyPrind==2.11.3</text:p>
      <text:p text:style-name="P1">pySmartDL==1.3.4</text:p>
      <text:p text:style-name="P1">pytz==2021.1</text:p>
      <text:p text:style-name="Preformatted_20_Text">pywin32==301</text:p>
      <text:p text:style-name="P1">requests==2.26.0</text:p>
      <text:p text:style-name="P1">six==1.16.0</text:p>
      <text:p text:style-name="P1">soupsieve==2.2.1</text:p>
      <text:p text:style-name="P1">tzlocal==2.1</text:p>
      <text:p text:style-name="P1">urllib3==1.26.6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1-07-27T23:55:15.729000000</dc:date>
    <meta:editing-duration>PT1H5M37S</meta:editing-duration>
    <meta:editing-cycles>1</meta:editing-cycles>
    <meta:document-statistic meta:table-count="0" meta:image-count="0" meta:object-count="0" meta:page-count="1" meta:paragraph-count="30" meta:word-count="32" meta:character-count="520" meta:non-whitespace-character-count="518"/>
  </office:meta>
</office:document-meta>
</file>